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593ba" officeooo:paragraph-rsid="000593ba"/>
    </style:style>
    <style:style style:name="P2" style:family="paragraph" style:parent-style-name="Standard">
      <style:text-properties officeooo:rsid="000593ba" officeooo:paragraph-rsid="000593ba"/>
    </style:style>
    <style:style style:name="P3" style:family="paragraph" style:parent-style-name="Standard">
      <style:paragraph-properties fo:text-align="center" style:justify-single-word="false"/>
    </style:style>
    <style:style style:name="T1" style:family="text">
      <style:text-properties officeooo:rsid="000593ba"/>
    </style:style>
    <style:style style:name="T2" style:family="text">
      <style:text-properties fo:font-size="20pt" officeooo:rsid="000593ba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Journal de bord de la SAE 1.01</text:span></text:p>
      <text:p text:style-name="Standard"/>
      <text:p text:style-name="Standard"/>
      <text:p text:style-name="Standard"/>
      <text:p text:style-name="P2">Mardi 10 Decembre : </text:p>
      <text:p text:style-name="P2"><text:tab/>Attente de la consigne de la part de Mr CASALI</text:p>
      <text:p text:style-name="P2"/>
      <text:p text:style-name="P2">Jeudi 12 Decembre : </text:p>
      <text:p text:style-name="P2"><text:tab/>Brainstorming sur le jeu (concept, lore,…) et répartition des tâches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93ba" officeooo:paragraph-rsid="000593b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RFI Maxime</text:p>
        <text:p text:style-name="MP1">BENHAFESSA Alexendre<text:tab/><text:tab/>G2</text:p>
        <text:p text:style-name="MP1">EDELSTEIN William</text:p>
        <text:p text:style-name="MP1">QUILLIEC Matisse</text:p>
        <text:p text:style-name="MP1">RADJOU Dinesh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0:07:32.481837107</meta:creation-date>
    <meta:generator>LibreOffice/7.3.7.2$Linux_X86_64 LibreOffice_project/30$Build-2</meta:generator>
    <dc:date>2024-12-12T10:16:01.069772792</dc:date>
    <meta:editing-duration>PT8M30S</meta:editing-duration>
    <meta:editing-cycles>1</meta:editing-cycles>
    <meta:document-statistic meta:table-count="0" meta:image-count="0" meta:object-count="0" meta:page-count="1" meta:paragraph-count="10" meta:word-count="46" meta:character-count="267" meta:non-whitespace-character-count="226"/>
  </office:meta>
</office:document-meta>
</file>